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f3ec" officeooo:paragraph-rsid="0001f3ec"/>
    </style:style>
    <style:style style:name="P2" style:family="paragraph" style:parent-style-name="Text_20_body">
      <style:paragraph-properties fo:text-align="justify" style:justify-single-word="false"/>
      <style:text-properties officeooo:rsid="0001f3ec" officeooo:paragraph-rsid="0001f3ec"/>
    </style:style>
    <style:style style:name="P3" style:family="paragraph" style:parent-style-name="Text_20_body">
      <style:paragraph-properties fo:text-align="justify" style:justify-single-word="false"/>
      <style:text-properties officeooo:rsid="0001f3ec" officeooo:paragraph-rsid="0003e3d7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7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8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</style:style>
    <style:style style:name="P9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P10" style:family="paragraph" style:parent-style-name="Text_20_body">
      <style:paragraph-properties fo:text-align="justify" style:justify-single-word="false" fo:padding="0.049cm" fo:border="0.06pt solid #d9d9e3"/>
      <style:text-properties officeooo:paragraph-rsid="0003e3d7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3e3d7"/>
    </style:style>
    <style:style style:name="T3" style:family="text">
      <style:text-properties officeooo:rsid="0003e3d7"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Santa Maria</text:p>
      <text:p text:style-name="P1">Disciplina: Estrutura de Dados</text:p>
      <text:p text:style-name="P1">Alunas: Giulia e Vitória</text:p>
      <text:p text:style-name="P1"/>
      <text:p text:style-name="P1"/>
      <text:p text:style-name="P3"><text:span text:style-name="Strong_20_Emphasis"><text:span text:style-name="T1">1. Filas de Prioridade</text:span></text:span></text:p>
      <text:p text:style-name="P3">Uma fila de prioridade é uma estrutura de dados que permite armazenar um conjunto de elementos, cada um com uma determinada prioridade. A prioridade determina a ordem em que os elementos são processados. Os elementos com maior prioridade são processados antes dos elementos com menor prioridade.</text:p>
      <text:p text:style-name="P10"><text:span text:style-name="Strong_20_Emphasis"><text:span text:style-name="T1">2. Heap Binário</text:span></text:span></text:p>
      <text:p text:style-name="P10">Um heap binário é uma árvore binária completa em que cada nó possui um valor associado, chamado de chave ou prioridade. Além disso, o heap binário deve obedecer à propriedade do heap, que pode ser de dois tipos:</text:p>
      <text:list text:style-name="L1">
        <text:list-item>
          <text:p text:style-name="P4">Heap máximo: Em um heap máximo, a chave de cada nó é maior ou igual à chave de seus filhos.</text:p>
        </text:list-item>
        <text:list-item>
          <text:p text:style-name="P5">Heap mínimo: Em um heap mínimo, a chave de cada nó é menor ou igual à chave de seus filhos.</text:p>
        </text:list-item>
      </text:list>
      <text:p text:style-name="P10"><text:span text:style-name="Strong_20_Emphasis"><text:span text:style-name="T1">3. Algoritmos para Filas de Prioridade</text:span></text:span></text:p>
      <text:p text:style-name="P10"><text:s/>Existem vários algoritmos importantes para a implementação de filas de prioridade usando heaps binários. Os principais são:</text:p>
      <text:list text:style-name="L2">
        <text:list-item>
          <text:p text:style-name="P6">Inserção: Para inserir um elemento em uma fila de prioridade, você precisa adicionar o elemento como uma nova folha na árvore e, em seguida, ajustar a estrutura do heap para garantir que a propriedade do heap seja preservada.</text:p>
        </text:list-item>
        <text:list-item>
          <text:p text:style-name="P6">Remoção: A remoção em uma fila de prioridade envolve a exclusão do elemento de maior prioridade (no caso de um heap máximo) ou menor prioridade (no caso de um heap mínimo). Após a remoção, é necessário reorganizar a estrutura do heap para restaurar a propriedade do heap.</text:p>
        </text:list-item>
        <text:list-item>
          <text:p text:style-name="P7">Impressão/Consulta: Para imprimir ou consultar os elementos em uma fila de prioridade, você pode percorrer a árvore binária em uma ordem específica (por exemplo, pré-ordem, em ordem ou pós-ordem) e exibir os valores dos nós.</text:p>
        </text:list-item>
      </text:list>
      <text:p text:style-name="P2"><text:span text:style-name="Strong_20_Emphasis"><text:span text:style-name="T3">4</text:span></text:span><text:span text:style-name="Strong_20_Emphasis"><text:span text:style-name="T1">. Referências Bibliográfica</text:span></text:span><text:span text:style-name="Strong_20_Emphasis"><text:span text:style-name="T3">s</text:span></text:span></text:p>
      <text:list text:style-name="L3">
        <text:list-item>
          <text:p text:style-name="P8">Cormen, T. H., Leiserson, C. E., Rivest, R. L., &amp; Stein, C. (2009). "Introduction to Algorithms" (3rd ed.). MIT Press.</text:p>
        </text:list-item>
        <text:list-item>
          <text:p text:style-name="P8">Sedgewick, R., &amp; Wayne, K. (2011). "Algorithms" (4th ed.). Addison-Wesley Professional.</text:p>
        </text:list-item>
        <text:list-item>
          <text:p text:style-name="P8">GeeksforGeeks: <text:a xlink:type="simple" xlink:href="https://www.geeksforgeeks.org/binary-heap/" office:target-frame-name="_new" xlink:show="replace" text:style-name="Internet_20_link" text:visited-style-name="Visited_20_Internet_20_Link"><text:span text:style-name="T1">https://www.geeksforgeeks.org/binary-heap/</text:span></text:a></text:p>
        </text:list-item>
        <text:list-item>
          <text:p text:style-name="P9">Tutorialspoint: <text:a xlink:type="simple" xlink:href="https://www.tutorialspoint.com/data_structures_algorithms/heap_data_structure.htm" text:style-name="Internet_20_link" text:visited-style-name="Visited_20_Internet_20_Link"><text:span text:style-name="T1">https://www.tutorialspoint.com/data_structures_algorithms/heap_data_structure.ht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5:06:08.930000000</meta:creation-date>
    <dc:date>2023-06-12T15:11:44.055000000</dc:date>
    <meta:editing-duration>PT5M34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9" meta:word-count="334" meta:character-count="2093" meta:non-whitespace-character-count="1786"/>
  </office:meta>
</office:document-meta>
</file>